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2000000B000037AC000016D657024EA9AAE32F9B.svm" manifest:media-type="image/x-svm"/>
  <manifest:file-entry manifest:full-path="Pictures/100002000000021B000000DD21FF76CA5C4F9A1C.png" manifest:media-type="image/png"/>
  <manifest:file-entry manifest:full-path="Pictures/10000201000006760000017E3026876D9CE885E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9.18cm" fo:min-width="119.4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9.529cm" fo:min-width="117.4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8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71.118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68.584cm" fo:min-width="116.3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46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40.600006103516pt" style:font-size-asian="140.600006103516pt" style:font-size-complex="140.600006103516pt"/>
    </style:style>
    <style:style style:name="T2" style:family="text">
      <style:text-properties fo:font-size="88pt" style:font-size-asian="66pt" style:font-size-complex="66pt"/>
    </style:style>
    <style:style style:name="T3" style:family="text">
      <style:text-properties fo:font-size="72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9.92cm" svg:height="9.43cm" svg:x="1cm" svg:y="81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1.604cm" svg:height="8.861cm" svg:x="97.305cm" svg:y="81.563cm">
          <draw:image xlink:href="Pictures/2000000B000037AC000016D657024EA9AAE32F9B.svm" xlink:type="simple" xlink:show="embed" xlink:actuate="onLoad" loext:mime-type="image/x-svm">
            <text:p/>
          </draw:image>
          <draw:image xlink:href="Pictures/100002000000021B000000DD21FF76CA5C4F9A1C.png" xlink:type="simple" xlink:show="embed" xlink:actuate="onLoad" loext:mime-type="image/png"/>
        </draw:frame>
        <draw:custom-shape draw:style-name="gr3" draw:text-style-name="P1" draw:layer="layout" svg:width="117.983cm" svg:height="9.779cm" svg:x="1.397cm" svg:y="1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3.552cm" svg:height="7.747cm" svg:x="3.778cm" svg:y="2.54cm">
          <draw:image xlink:href="Pictures/10000201000006760000017E3026876D9CE885ED.png" xlink:type="simple" xlink:show="embed" xlink:actuate="onLoad" loext:mime-type="image/png">
            <text:p/>
          </draw:image>
        </draw:frame>
        <draw:frame draw:style-name="gr4" draw:text-style-name="P3" draw:layer="layout" svg:width="58.54cm" svg:height="6.636cm" svg:x="53.728cm" svg:y="2.635cm">
          <draw:text-box>
            <text:p><text:span text:style-name="T1">UAV Visual Landing Aid</text:span></text:p>
          </draw:text-box>
        </draw:frame>
        <draw:frame draw:style-name="gr5" draw:text-style-name="P3" draw:layer="layout" svg:width="76.922cm" svg:height="3.718cm" svg:x="3.058cm" svg:y="84.709cm">
          <draw:text-box>
            <text:p><text:span text:style-name="T2">Department of Electrical and Computer Engineering</text:span></text:p>
          </draw:text-box>
        </draw:frame>
        <draw:custom-shape draw:style-name="gr6" draw:text-style-name="P1" draw:layer="layout" svg:width="116.84cm" svg:height="68.834cm" svg:x="2.54cm" svg:y="12.192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0.099cm" svg:y1="12.446cm" svg:x2="30.48cm" svg:y2="80.772cm">
          <text:p/>
        </draw:line>
        <draw:line draw:style-name="gr7" draw:text-style-name="P2" draw:layer="layout" svg:x1="61.976cm" svg:y1="12.573cm" svg:x2="62.23cm" svg:y2="80.899cm">
          <text:p/>
        </draw:line>
        <draw:line draw:style-name="gr7" draw:text-style-name="P2" draw:layer="layout" svg:x1="90.424cm" svg:y1="12.446cm" svg:x2="90.551cm" svg:y2="80.772cm">
          <text:p/>
        </draw:line>
        <draw:frame draw:style-name="gr8" draw:text-style-name="P3" draw:layer="layout" svg:width="10.414cm" svg:height="3.088cm" svg:x="4.699cm" svg:y="15.113cm">
          <draw:text-box>
            <text:p><text:span text:style-name="T3">Premise</text:span></text:p>
          </draw:text-box>
        </draw:frame>
        <draw:frame draw:style-name="gr9" draw:text-style-name="P3" draw:layer="layout" svg:width="15.748cm" svg:height="3.215cm" svg:x="32.131cm" svg:y="15.327cm">
          <draw:text-box>
            <text:p><text:span text:style-name="T3">Quad-copter</text:span></text:p>
          </draw:text-box>
        </draw:frame>
        <draw:frame draw:style-name="gr10" draw:text-style-name="P3" draw:layer="layout" svg:width="13.081cm" svg:height="3.088cm" svg:x="64.897cm" svg:y="15.113cm">
          <draw:text-box>
            <text:p><text:span text:style-name="T3">Hardware</text:span></text:p>
          </draw:text-box>
        </draw:frame>
        <draw:frame draw:style-name="gr11" draw:text-style-name="P3" draw:layer="layout" svg:width="12.192cm" svg:height="3.596cm" svg:x="92.583cm" svg:y="14.692cm">
          <draw:text-box>
            <text:p><text:span text:style-name="T3">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/>
      <style:text-properties fo:font-weight="bold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2.54cm" fo:margin-bottom="2.54cm" fo:margin-left="2.54cm" fo:margin-right="2.54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5:32:28.973000000</meta:creation-date>
    <dc:date>2019-05-08T11:33:08.700000000</dc:date>
    <meta:editing-duration>PT14H58M1S</meta:editing-duration>
    <meta:editing-cycles>3</meta:editing-cycles>
    <meta:generator>LibreOffice/6.1.2.1$Windows_X86_64 LibreOffice_project/65905a128db06ba48db947242809d14d3f9a93fe</meta:generator>
    <meta:document-statistic meta:object-count="14"/>
  </office:meta>
</office:document-meta>
</file>